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1f1e98" officeooo:paragraph-rsid="001f1e98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5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2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5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1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7" style:family="paragraph" style:parent-style-name="Heading_20_1">
      <style:text-properties style:font-name="Times New Roman" fo:font-size="14pt" fo:language="uk" fo:country="UA" fo:font-weight="bold" officeooo:rsid="00608c48" officeooo:paragraph-rsid="006773a7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19" style:family="paragraph" style:parent-style-name="Text_20_body" style:list-style-name="L1">
      <style:text-properties officeooo:paragraph-rsid="005f9d94"/>
    </style:style>
    <style:style style:name="P20" style:family="paragraph" style:parent-style-name="Text_20_body" style:list-style-name="L1">
      <style:text-properties fo:font-weight="normal" officeooo:paragraph-rsid="005f9d94" style:font-weight-asian="normal" style:font-size-complex="14pt" style:font-weight-complex="normal"/>
    </style:style>
    <style:style style:name="P21" style:family="paragraph" style:parent-style-name="Text_20_body">
      <style:text-properties officeooo:paragraph-rsid="00678227"/>
    </style:style>
    <style:style style:name="P22" style:family="paragraph" style:parent-style-name="Text_20_body">
      <style:text-properties officeooo:paragraph-rsid="005f9d94"/>
    </style:style>
    <style:style style:name="P23" style:family="paragraph" style:parent-style-name="Text_20_body">
      <style:text-properties officeooo:rsid="0069d190" officeooo:paragraph-rsid="0069d190"/>
    </style:style>
    <style:style style:name="P24" style:family="paragraph" style:parent-style-name="Text_20_body" style:list-style-name="L7">
      <style:text-properties fo:language="uk" fo:country="UA"/>
    </style:style>
    <style:style style:name="P25" style:family="paragraph" style:parent-style-name="Text_20_body" style:list-style-name="L4">
      <style:text-properties fo:language="uk" fo:country="UA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Текст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language="uk" fo:country="UA" officeooo:paragraph-rsid="006b3aa7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size-complex="14pt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6462d6" style:font-name-asian="Times New Roman1" style:font-weight-asian="bold" style:font-size-complex="14pt"/>
    </style:style>
    <style:style style:name="T11" style:family="text">
      <style:text-properties fo:font-weight="bold" style:font-weight-asian="bold" style:font-size-complex="14pt" style:font-weight-complex="bold"/>
    </style:style>
    <style:style style:name="T12" style:family="text">
      <style:text-properties fo:font-weight="bold" officeooo:rsid="001d1fd5" style:font-weight-asian="bold" style:font-size-complex="14pt" style:font-weight-complex="bold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style:font-size-complex="14pt"/>
    </style:style>
    <style:style style:name="T16" style:family="text">
      <style:text-properties fo:font-weight="normal" style:font-weight-asian="normal" style:font-size-complex="14pt" style:font-weight-complex="normal"/>
    </style:style>
    <style:style style:name="T17" style:family="text">
      <style:text-properties fo:font-weight="normal" officeooo:rsid="001d1fd5" style:font-weight-asian="normal" style:font-size-complex="14pt" style:font-weight-complex="normal"/>
    </style:style>
    <style:style style:name="T18" style:family="text">
      <style:text-properties fo:font-weight="normal" officeooo:rsid="001f1e98" style:font-weight-asian="normal" style:font-size-complex="14pt" style:font-weight-complex="normal"/>
    </style:style>
    <style:style style:name="T19" style:family="text">
      <style:text-properties fo:font-weight="normal" officeooo:rsid="0021baa0" style:font-weight-asian="normal" style:font-size-complex="14pt" style:font-weight-complex="normal"/>
    </style:style>
    <style:style style:name="T20" style:family="text">
      <style:text-properties fo:font-weight="normal" officeooo:rsid="003dc7c1" style:font-weight-asian="normal" style:font-size-complex="14pt" style:font-weight-complex="normal"/>
    </style:style>
    <style:style style:name="T21" style:family="text">
      <style:text-properties fo:font-weight="normal" officeooo:rsid="003f1571" style:font-weight-asian="normal" style:font-size-complex="14pt" style:font-weight-complex="normal"/>
    </style:style>
    <style:style style:name="T22" style:family="text">
      <style:text-properties fo:font-weight="normal" officeooo:rsid="0040d746" style:font-weight-asian="normal" style:font-size-complex="14pt" style:font-weight-complex="normal"/>
    </style:style>
    <style:style style:name="T23" style:family="text">
      <style:text-properties fo:font-weight="normal" officeooo:rsid="0040f010" style:font-weight-asian="normal" style:font-size-complex="14pt" style:font-weight-complex="normal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size-complex="14pt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1d1fd5" style:font-weight-asian="normal" style:font-size-complex="14pt" style:font-weight-complex="normal"/>
    </style:style>
    <style:style style:name="T26" style:family="text">
      <style:text-properties officeooo:rsid="00691479"/>
    </style:style>
    <style:style style:name="T27" style:family="text">
      <style:text-properties style:font-name="Times New Roman" fo:font-size="12pt" style:font-size-asian="12pt" style:font-name-complex="Times New Roman" style:font-size-complex="12pt"/>
    </style:style>
    <style:style style:name="T28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29" style:family="text">
      <style:text-properties style:font-name="Times New Roman" fo:font-size="12pt" fo:font-weight="normal" officeooo:rsid="0069d190" style:font-size-asian="12pt" style:font-weight-asian="normal" style:font-name-complex="Times New Roman" style:font-size-complex="12pt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91in" draw:visible-area-height="1.9791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8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5">Дніпровський національний університет<text:line-break/>залізничного транспорту імені академіка В. Лазаряна</text:p>
      <text:p text:style-name="P6"/>
      <text:p text:style-name="P7">Кафедра «Комп'ютерні інформаційні технології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9">Лабораторна робота №</text:span><text:span text:style-name="T10">3</text:span></text:p>
      <text:p text:style-name="P11"><text:span text:style-name="T9"><text:line-break/></text:span><text:span text:style-name="T3">з дисципліни «</text:span><text:span text:style-name="T4">Конструювання програмного забезпечення</text:span><text:span text:style-name="T13">»</text:span></text:p>
      <text:p text:style-name="P10"/>
      <text:p text:style-name="P16"><text:span text:style-name="T5">на тему: </text:span><text:span text:style-name="T7">«Вивчення методів створення баз даних в системі Пролог»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7">Виконав:</text:p>
      <text:p text:style-name="P13">студент гр.ПЗ1911 </text:p>
      <text:p text:style-name="P13">Сафонов Д.Є.</text:p>
      <text:p text:style-name="P13">Прийня<text:span text:style-name="T14">в</text:span>: </text:p>
      <text:p text:style-name="P14">Іванов О.П.</text:p>
      <text:p text:style-name="P15"/>
      <text:p text:style-name="P15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26"><text:span text:style-name="T6">Тема. </text:span><text:span text:style-name="T8">Вивчення методів створення баз даних в системі Пролог.</text:span></text:p>
      <text:p text:style-name="P22"><text:span text:style-name="T11">Завдання.</text:span></text:p>
      <text:p text:style-name="P23"><text:span text:style-name="T24">Варіант 5</text:span><text:span text:style-name="T16">.</text:span><text:span text:style-name="T11"> </text:span><text:span text:style-name="T16">Структура організації:</text:span></text:p>
      <text:list xml:id="list3817962941" text:style-name="L7">
        <text:list-item>
          <text:p text:style-name="P24">ректор</text:p>
        </text:list-item>
        <text:list-item>
          <text:p text:style-name="P24">проректор</text:p>
        </text:list-item>
        <text:list-item>
          <text:p text:style-name="P24">ректорат</text:p>
        </text:list-item>
        <text:list-item>
          <text:p text:style-name="P24">факультет</text:p>
        </text:list-item>
        <text:list-item>
          <text:p text:style-name="P24">кафедра</text:p>
        </text:list-item>
        <text:list-item>
          <text:p text:style-name="P24">лаборатория</text:p>
        </text:list-item>
        <text:list-item>
          <text:p text:style-name="P24">гараж</text:p>
        </text:list-item>
        <text:list-item>
          <text:p text:style-name="P24">АХЧ</text:p>
        </text:list-item>
        <text:list-item>
          <text:p text:style-name="P24">АТС</text:p>
        </text:list-item>
        <text:list-item>
          <text:p text:style-name="P24">вспомогательные службы</text:p>
        </text:list-item>
        <text:list-item>
          <text:p text:style-name="P24">лаборатории факультета</text:p>
        </text:list-item>
        <text:list-item>
          <text:p text:style-name="P24">кафедры факультета</text:p>
        </text:list-item>
        <text:list-item>
          <text:p text:style-name="P24">гуманитарные кафедры</text:p>
        </text:list-item>
        <text:list-item>
          <text:p text:style-name="P24">технические кафедры</text:p>
        </text:list-item>
        <text:list-item>
          <text:p text:style-name="P24">спец.кафедры.</text:p>
        </text:list-item>
      </text:list>
      <text:p text:style-name="P27"><text:span text:style-name="T27">В программе управления динамической базой данных должны быть предусмотрены следующие функции:</text:span></text:p>
      <text:list xml:id="list2005382179" text:style-name="L4">
        <text:list-item>
          <text:p text:style-name="P25">считывание динамических данных из файла, </text:p>
        </text:list-item>
        <text:list-item>
          <text:p text:style-name="P25">сохранение динамической базы данных в файл, </text:p>
        </text:list-item>
        <text:list-item>
          <text:p text:style-name="P25">просмотр базы данных, </text:p>
        </text:list-item>
        <text:list-item>
          <text:p text:style-name="P25">пополнение динамической базы данных, </text:p>
        </text:list-item>
        <text:list-item>
          <text:p text:style-name="P25">удаление заданной записи из базы данных, </text:p>
        </text:list-item>
        <text:list-item>
          <text:p text:style-name="P25">выборка некоторых записей по заданному условию.</text:p>
        </text:list-item>
      </text:list>
      <text:p text:style-name="Text_20_body"><text:span text:style-name="T12">Текст програми. </text:span><text:a xlink:type="simple" xlink:href="https://github.com/dazzlemon/diit_121-ipz_y3_kpz/blob/main/1/src/main.pl" text:style-name="Internet_20_link" text:visited-style-name="Visited_20_Internet_20_Link"><text:span text:style-name="T19">g</text:span></text:a><text:a xlink:type="simple" xlink:href="https://github.com/dazzlemon/diit_121-ipz_y3_kpz/blob/main/2/src/main.pl" text:style-name="Internet_20_link" text:visited-style-name="Visited_20_Internet_20_Link"><text:span text:style-name="T18">ithub</text:span></text:a></text:p>
      <text:p text:style-name="P3"/>
      <text:h text:style-name="P17" text:outline-level="1">Опис реляційних зв'язків, прийнятих для бази даних</text:h>
      <text:h text:style-name="P17" text:outline-level="1">Аналіз результатів і висновки</text:h>
      <text:p text:style-name="P21">Опис сутностей</text:p>
      <text:p text:style-name="P21"><text:span text:style-name="T26">О</text:span>пис зв'язків між с<text:span text:style-name="T26">утностями</text:span></text:p>
      <text:p text:style-name="P21">Способи контролю логічного ви<text:span text:style-name="T26">воду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true" fo:line-height="100%" fo:text-align="justify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2pt" fo:language="uk" fo:country="UA" fo:font-weight="normal" officeooo:rsid="004d2852" fo:background-color="#ffffff" style:font-name-asian="Calibri" style:font-family-asian="Calibri" style:font-family-generic-asian="system" style:font-pitch-asian="variable" style:font-size-asian="10.5pt" style:font-weight-asian="normal" style:font-name-complex="Times New Roman1" style:font-family-complex="'Times New Roman'" style:font-family-generic-complex="system" style:font-pitch-complex="variable" style:font-size-complex="12pt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201in" fo:margin-bottom="0in" style:contextual-spacing="false" fo:text-align="center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4pt" fo:language="uk" fo:country="UA" fo:font-weight="bold" officeooo:rsid="002e1b03" fo:background-color="#ffffff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09-22T21:07:32.826613263</dc:date>
    <meta:editing-duration>PT2H50M41S</meta:editing-duration>
    <meta:editing-cycles>87</meta:editing-cycles>
    <meta:generator>LibreOffice/7.1.6.2.0$Linux_X86_64 LibreOffice_project/10$Build-2</meta:generator>
    <meta:document-statistic meta:table-count="0" meta:image-count="0" meta:object-count="1" meta:page-count="2" meta:paragraph-count="45" meta:word-count="166" meta:character-count="1178" meta:non-whitespace-character-count="1067"/>
  </office:meta>
</office:document-meta>
</file>